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0.812cm" fo:min-width="3.214cm"/>
      <style:paragraph-properties style:writing-mode="lr-tb"/>
    </style:style>
    <style:style style:name="gr2" style:family="graphic" style:parent-style-name="objectwithoutfill">
      <style:graphic-properties svg:stroke-width="0.1cm" svg:stroke-color="#666666" draw:marker-start-width="0.35cm" draw:marker-end="Arrowheads_20_1" draw:marker-end-width="0.45cm" draw:fill="solid" draw:fill-color="#666666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158466" draw:fill="none" draw:fill-color="#158466" draw:textarea-horizontal-align="justify" draw:textarea-vertical-align="middle" draw:auto-grow-height="false" fo:min-height="0.812cm" fo:min-width="3.744cm"/>
      <style:paragraph-properties style:writing-mode="lr-tb"/>
    </style:style>
    <style:style style:name="gr4" style:family="graphic" style:parent-style-name="standard">
      <style:graphic-properties svg:stroke-color="#ffa6a6" draw:fill="solid" draw:fill-color="#ffa6a6" draw:textarea-horizontal-align="justify" draw:textarea-vertical-align="middle" draw:auto-grow-height="false" fo:min-height="0.812cm" fo:min-width="3.214cm"/>
      <style:paragraph-properties style:writing-mode="lr-tb"/>
    </style:style>
    <style:style style:name="gr5" style:family="graphic" style:parent-style-name="standard">
      <style:graphic-properties svg:stroke-color="#b4c7dc" draw:fill="solid" draw:fill-color="#b4c7dc" draw:textarea-horizontal-align="justify" draw:textarea-vertical-align="middle" draw:auto-grow-height="false" fo:min-height="0.812cm" fo:min-width="3.214cm"/>
      <style:paragraph-properties style:writing-mode="lr-tb"/>
    </style:style>
    <style:style style:name="gr6" style:family="graphic" style:parent-style-name="standard">
      <style:graphic-properties draw:stroke="none" svg:stroke-color="#158466" draw:fill="none" draw:fill-color="#158466" draw:textarea-horizontal-align="justify" draw:textarea-vertical-align="middle" draw:auto-grow-height="false" fo:min-height="0.775cm" fo:min-width="2.083cm"/>
      <style:paragraph-properties style:writing-mode="lr-tb"/>
    </style:style>
    <style:style style:name="gr7" style:family="graphic" style:parent-style-name="standard">
      <style:graphic-properties draw:stroke="none" svg:stroke-color="#158466" draw:fill="none" draw:fill-color="#158466" draw:textarea-horizontal-align="justify" draw:textarea-vertical-align="middle" draw:auto-grow-height="false" fo:min-height="0.775cm" fo:min-width="2.152cm"/>
      <style:paragraph-properties style:writing-mode="lr-tb"/>
    </style:style>
    <style:style style:name="gr8" style:family="graphic" style:parent-style-name="standard">
      <style:graphic-properties svg:stroke-color="#e0c2cd" draw:fill="solid" draw:fill-color="#e0c2cd" draw:textarea-horizontal-align="justify" draw:textarea-vertical-align="middle" draw:auto-grow-height="false" fo:min-height="0.876cm" fo:min-width="2.783cm"/>
      <style:paragraph-properties style:writing-mode="lr-tb"/>
    </style:style>
    <style:style style:name="gr9" style:family="graphic" style:parent-style-name="standard">
      <style:graphic-properties draw:stroke="none" svg:stroke-color="#158466" draw:fill="none" draw:fill-color="#158466" draw:textarea-horizontal-align="justify" draw:textarea-vertical-align="middle" draw:auto-grow-height="false" fo:min-height="0.457cm" fo:min-width="1.056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="solid" draw:fill-color="#ffdbb6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style:paragraph-properties fo:text-align="center" style:writing-mode="lr-tb"/>
      <style:text-properties fo:color="#168253" loext:opacity="100%"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158466"/>
      <style:paragraph-properties fo:text-align="center" style:writing-mode="lr-tb"/>
      <style:text-properties fo:color="#168253" loext:opacity="100%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solid" draw:fill-color="#ffa6a6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solid" draw:fill-color="#b4c7dc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="solid" draw:fill-color="#e0c2cd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text-position="-8% 58%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fo:color="#168253" loext:opacity="10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68253" loext:opacity="100%" style:text-outline="false" style:text-line-through-style="none" style:text-line-through-type="none" style:text-position="-8% 58%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168253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168253" loext:opacity="100%" style:text-position="-8% 58%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fo:color="#168253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168253" loext:opacity="100%" style:font-name="Liberation Sans2" fo:font-size="15pt" fo:font-weight="bold" style:font-name-asian="Liberation Sans2" style:font-size-asian="15pt" style:font-weight-asian="bold" style:font-name-complex="Liberation Sans2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5cm" svg:height="1.5cm" svg:x="9.812cm" svg:y="0.777cm">
          <text:p text:style-name="P1"><text:span text:style-name="T1">Retailer </text:span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8.012cm" svg:y1="6.127cm" svg:x2="9.762cm" svg:y2="6.127cm">
          <text:p/>
        </draw:line>
        <draw:line draw:style-name="gr2" draw:text-style-name="P3" draw:layer="layout" svg:x1="8.162cm" svg:y1="1.527cm" svg:x2="9.912cm" svg:y2="1.527cm">
          <text:p/>
        </draw:line>
        <draw:custom-shape draw:style-name="gr3" draw:text-style-name="P5" draw:layer="layout" svg:width="6cm" svg:height="1.5cm" svg:x="3.1cm" svg:y="-0.5cm">
          <text:p text:style-name="P4"><text:span text:style-name="T4">s</text:span><text:span text:style-name="T5">D1, </text:span><text:span text:style-name="T6">S</text:span><text:span text:style-name="T7">D1, </text:span><text:span text:style-name="T6">H</text:span><text:span text:style-name="T7">D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5.25cm" svg:height="1.5cm" svg:x="0.162cm" svg:y="3.027cm">
          <text:p text:style-name="P1"><text:span text:style-name="T1">Manufacturer</text:span></text:p>
          <text:p text:style-name="P1"><text:span text:style-name="T2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5.25cm" svg:height="1.5cm" svg:x="3.65cm" svg:y="0.75cm">
          <text:p text:style-name="P1"><text:span text:style-name="T1">Distributor </text:span><text:span text:style-name="T2">D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25cm" svg:height="1.5cm" svg:x="3.662cm" svg:y="5.277cm">
          <text:p text:style-name="P1"><text:span text:style-name="T1">Distributor </text:span><text:span text:style-name="T2">D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6cm" svg:height="1.5cm" svg:x="3.263cm" svg:y="6.328cm">
          <text:p text:style-name="P4"><text:span text:style-name="T4">s</text:span><text:span text:style-name="T5">D2, </text:span><text:span text:style-name="T6">S</text:span><text:span text:style-name="T7">D2, </text:span><text:span text:style-name="T6">H</text:span><text:span text:style-name="T7">D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2.662cm" svg:y1="3.027cm" svg:x2="3.662cm" svg:y2="1.527cm">
          <text:p/>
        </draw:line>
        <draw:custom-shape draw:style-name="gr3" draw:text-style-name="P5" draw:layer="layout" svg:width="6cm" svg:height="1.5cm" svg:x="-1.038cm" svg:y="1.227cm">
          <text:p text:style-name="P4"><text:span text:style-name="T8">D</text:span><text:span text:style-name="T5">M1, </text:span><text:span text:style-name="T6">C</text:span><text:span text:style-name="T7">M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6cm" svg:height="1.5cm" svg:x="-1.088cm" svg:y="4.377cm">
          <text:p text:style-name="P4"><text:span text:style-name="T8">D</text:span><text:span text:style-name="T5">M2, </text:span><text:span text:style-name="T6">C</text:span><text:span text:style-name="T7">M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2.662cm" svg:y1="4.527cm" svg:x2="3.662cm" svg:y2="6.027cm">
          <text:p/>
        </draw:line>
        <draw:custom-shape draw:style-name="gr3" draw:text-style-name="P5" draw:layer="layout" svg:width="6cm" svg:height="1.5cm" svg:x="10.212cm" svg:y="-0.473cm">
          <text:p text:style-name="P4"><text:span text:style-name="T8">s</text:span><text:span text:style-name="T5">R1, </text:span><text:span text:style-name="T6">S</text:span><text:span text:style-name="T7">R1, </text:span><text:span text:style-name="T6">H</text:span><text:span text:style-name="T7">R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5.25cm" svg:height="1.5cm" svg:x="9.712cm" svg:y="5.277cm">
          <text:p text:style-name="P1"><text:span text:style-name="T1">Retailer </text:span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8.162cm" svg:y1="5.527cm" svg:x2="9.912cm" svg:y2="1.527cm">
          <text:p/>
        </draw:line>
        <draw:line draw:style-name="gr2" draw:text-style-name="P3" draw:layer="layout" svg:x1="8.162cm" svg:y1="2.027cm" svg:x2="9.75cm" svg:y2="6cm">
          <text:p/>
        </draw:line>
        <draw:custom-shape draw:style-name="gr3" draw:text-style-name="P5" draw:layer="layout" svg:width="6cm" svg:height="1.5cm" svg:x="10.162cm" svg:y="6.327cm">
          <text:p text:style-name="P4"><text:span text:style-name="T8">s</text:span><text:span text:style-name="T5">R2, </text:span><text:span text:style-name="T6">S</text:span><text:span text:style-name="T7">R2, </text:span><text:span text:style-name="T6">H</text:span><text:span text:style-name="T7">R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3.651cm" svg:height="1.449cm" svg:x="8.662cm" svg:y="2.078cm">
          <text:p text:style-name="P4"><text:span text:style-name="T6">C</text:span><text:span text:style-name="T7">21, </text:span><text:span text:style-name="T6">D</text:span><text:span text:style-name="T7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51cm" svg:height="1.449cm" svg:x="8.662cm" svg:y="4.178cm">
          <text:p text:style-name="P4"><text:span text:style-name="T6">C</text:span><text:span text:style-name="T7">12, </text:span><text:span text:style-name="T6">D</text:span><text:span text:style-name="T7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3.75cm" svg:height="1.449cm" svg:x="7.462cm" svg:y="0.078cm">
          <text:p text:style-name="P4"><text:span text:style-name="T6">C</text:span><text:span text:style-name="T7">11, </text:span><text:span text:style-name="T6">D</text:span><text:span text:style-name="T7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75cm" svg:height="1.449cm" svg:x="7.462cm" svg:y="5.878cm">
          <text:p text:style-name="P4"><text:span text:style-name="T6">C</text:span><text:span text:style-name="T7">22, </text:span><text:span text:style-name="T6">D</text:span><text:span text:style-name="T7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.162cm" svg:y1="3.277cm" svg:x2="14.25cm" svg:y2="2cm">
          <text:p/>
        </draw:line>
        <draw:line draw:style-name="gr2" draw:text-style-name="P3" draw:layer="layout" svg:x1="15.162cm" svg:y1="4.077cm" svg:x2="14.162cm" svg:y2="5.577cm">
          <text:p/>
        </draw:line>
        <draw:custom-shape draw:style-name="gr8" draw:text-style-name="P8" draw:layer="layout" svg:width="3.75cm" svg:height="2.25cm" svg:x="14.412cm" svg:y="2.527cm">
          <text:p text:style-name="P1"><text:span text:style-name="T1">Customers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2.2cm" svg:height="0.999cm" svg:x="14.044cm" svg:y="1.702cm">
          <text:p text:style-name="P4"><text:span text:style-name="T6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cm" svg:height="0.999cm" svg:x="14.045cm" svg:y="4.502cm">
          <text:p text:style-name="P4"><text:span text:style-name="T6">1-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cm" svg:height="0.999cm" svg:x="15.745cm" svg:y="2.202cm">
          <text:p text:style-name="P4"><text:span text:style-name="T9">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19:00:33.948938548</meta:creation-date>
    <dc:date>2023-05-25T21:03:58.506627217</dc:date>
    <meta:editing-duration>PT6M53S</meta:editing-duration>
    <meta:editing-cycles>4</meta:editing-cycles>
    <meta:generator>LibreOffice/7.3.7.2$Linux_X86_64 LibreOffice_project/30$Build-2</meta:generator>
    <meta:document-statistic meta:object-count="27"/>
  </office:meta>
</office:document-meta>
</file>